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7521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2618in"/>
    </style:style>
    <style:style style:name="Table4.D" style:family="table-column">
      <style:table-column-properties style:column-width="1.1688in"/>
    </style:style>
    <style:style style:name="Table4.E" style:family="table-column">
      <style:table-column-properties style:column-width="0.8681in"/>
    </style:style>
    <style:style style:name="Table4.F" style:family="table-column">
      <style:table-column-properties style:column-width="0.5556in"/>
    </style:style>
    <style:style style:name="Table4.G" style:family="table-column">
      <style:table-column-properties style:column-width="1.0764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Text_20_body">
      <style:text-properties officeooo:rsid="0019a9ec" officeooo:paragraph-rsid="0009db63"/>
    </style:style>
    <style:style style:name="P7" style:family="paragraph" style:parent-style-name="Text_20_body">
      <style:text-properties officeooo:rsid="0036b24d" officeooo:paragraph-rsid="0036b24d"/>
    </style:style>
    <style:style style:name="P8" style:family="paragraph" style:parent-style-name="Text_20_body">
      <style:text-properties officeooo:rsid="003a01bc" officeooo:paragraph-rsid="003a01bc"/>
    </style:style>
    <style:style style:name="P9" style:family="paragraph" style:parent-style-name="Text_20_body">
      <style:text-properties officeooo:rsid="00414dfe" officeooo:paragraph-rsid="00414dfe"/>
    </style:style>
    <style:style style:name="P10" style:family="paragraph" style:parent-style-name="Text_20_body">
      <style:text-properties officeooo:rsid="00414dfe" officeooo:paragraph-rsid="00c3dbed"/>
    </style:style>
    <style:style style:name="P11" style:family="paragraph" style:parent-style-name="Text_20_body">
      <style:text-properties officeooo:rsid="00421bd7" officeooo:paragraph-rsid="00421bd7"/>
    </style:style>
    <style:style style:name="P12" style:family="paragraph" style:parent-style-name="Text_20_body">
      <style:text-properties officeooo:rsid="004bd593" officeooo:paragraph-rsid="00421bd7"/>
    </style:style>
    <style:style style:name="P13" style:family="paragraph" style:parent-style-name="Text_20_body">
      <style:text-properties officeooo:rsid="005c556c" officeooo:paragraph-rsid="005c556c"/>
    </style:style>
    <style:style style:name="P14" style:family="paragraph" style:parent-style-name="Text_20_body">
      <style:text-properties officeooo:rsid="005f00be" officeooo:paragraph-rsid="005f00be"/>
    </style:style>
    <style:style style:name="P15" style:family="paragraph" style:parent-style-name="Text_20_body">
      <style:text-properties officeooo:rsid="005f00be" officeooo:paragraph-rsid="00633340"/>
    </style:style>
    <style:style style:name="P16" style:family="paragraph" style:parent-style-name="Text_20_body">
      <style:paragraph-properties fo:line-height="100%"/>
      <style:text-properties fo:font-weight="bold" officeooo:rsid="00655ec6" officeooo:paragraph-rsid="00655ec6" style:font-weight-asian="bold" style:font-weight-complex="bold"/>
    </style:style>
    <style:style style:name="P17" style:family="paragraph" style:parent-style-name="Text_20_body">
      <style:paragraph-properties fo:line-height="100%"/>
      <style:text-properties fo:font-weight="bold" officeooo:rsid="00655ec6" officeooo:paragraph-rsid="0071fe11" style:font-weight-asian="bold" style:font-weight-complex="bold"/>
    </style:style>
    <style:style style:name="P18" style:family="paragraph" style:parent-style-name="Text_20_body">
      <style:paragraph-properties fo:line-height="100%"/>
      <style:text-properties fo:font-weight="bold" officeooo:rsid="00655ec6" officeooo:paragraph-rsid="007db4f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655ec6" officeooo:paragraph-rsid="00951ef5" style:font-weight-asian="bold" style:font-weight-complex="bold"/>
    </style:style>
    <style:style style:name="P20" style:family="paragraph" style:parent-style-name="Text_20_body">
      <style:paragraph-properties fo:line-height="100%"/>
      <style:text-properties officeooo:paragraph-rsid="00655ec6"/>
    </style:style>
    <style:style style:name="P21" style:family="paragraph" style:parent-style-name="Text_20_body">
      <style:paragraph-properties fo:line-height="100%"/>
      <style:text-properties officeooo:paragraph-rsid="0071fe11"/>
    </style:style>
    <style:style style:name="P22" style:family="paragraph" style:parent-style-name="Text_20_body">
      <style:paragraph-properties fo:line-height="100%"/>
      <style:text-properties officeooo:paragraph-rsid="007db4f6"/>
    </style:style>
    <style:style style:name="P23" style:family="paragraph" style:parent-style-name="Text_20_body">
      <style:paragraph-properties fo:line-height="100%"/>
      <style:text-properties officeooo:paragraph-rsid="00951ef5"/>
    </style:style>
    <style:style style:name="P24" style:family="paragraph" style:parent-style-name="Text_20_body">
      <style:text-properties officeooo:rsid="005094e2" officeooo:paragraph-rsid="005094e2"/>
    </style:style>
    <style:style style:name="P25" style:family="paragraph" style:parent-style-name="Text_20_body">
      <style:text-properties fo:font-style="normal" officeooo:rsid="0086177e" officeooo:paragraph-rsid="0086177e" style:font-style-asian="normal" style:font-style-complex="normal"/>
    </style:style>
    <style:style style:name="P26" style:family="paragraph" style:parent-style-name="Text_20_body">
      <style:text-properties officeooo:rsid="00652421" officeooo:paragraph-rsid="00ccd1b5"/>
    </style:style>
    <style:style style:name="P27" style:family="paragraph" style:parent-style-name="Text_20_body">
      <style:text-properties officeooo:rsid="00652421" officeooo:paragraph-rsid="00da3ab6"/>
    </style:style>
    <style:style style:name="P28" style:family="paragraph" style:parent-style-name="Text_20_body">
      <style:text-properties officeooo:rsid="003a0a69" officeooo:paragraph-rsid="00be669b"/>
    </style:style>
    <style:style style:name="P29" style:family="paragraph" style:parent-style-name="Text_20_body">
      <style:text-properties officeooo:rsid="0086177e" officeooo:paragraph-rsid="0086177e"/>
    </style:style>
    <style:style style:name="P30" style:family="paragraph" style:parent-style-name="Text_20_body">
      <style:text-properties officeooo:rsid="010de9fb" officeooo:paragraph-rsid="010de9fb"/>
    </style:style>
    <style:style style:name="P31" style:family="paragraph" style:parent-style-name="Text_20_body">
      <style:text-properties officeooo:rsid="010fcd5c" officeooo:paragraph-rsid="010fcd5c"/>
    </style:style>
    <style:style style:name="P32" style:family="paragraph" style:parent-style-name="Text_20_body">
      <style:paragraph-properties fo:break-before="page"/>
      <style:text-properties officeooo:rsid="000c32cd" officeooo:paragraph-rsid="000c32cd"/>
    </style:style>
    <style:style style:name="P33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34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35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36" style:family="paragraph" style:parent-style-name="Title">
      <style:text-properties fo:font-size="22pt" officeooo:rsid="00343f05" officeooo:paragraph-rsid="00343f05" style:font-size-asian="22pt" style:font-size-complex="22pt"/>
    </style:style>
    <style:style style:name="P37" style:family="paragraph" style:parent-style-name="Table_20_Heading">
      <style:text-properties officeooo:rsid="0086f618" officeooo:paragraph-rsid="0086f618"/>
    </style:style>
    <style:style style:name="P38" style:family="paragraph" style:parent-style-name="Table_20_Heading">
      <style:text-properties officeooo:rsid="0088f58f" officeooo:paragraph-rsid="0088f58f"/>
    </style:style>
    <style:style style:name="P39" style:family="paragraph" style:parent-style-name="Table_20_Heading">
      <style:text-properties officeooo:rsid="00966668" officeooo:paragraph-rsid="00966668"/>
    </style:style>
    <style:style style:name="P40" style:family="paragraph" style:parent-style-name="Table_20_Heading">
      <style:text-properties officeooo:rsid="00c5711d" officeooo:paragraph-rsid="00c5711d"/>
    </style:style>
    <style:style style:name="P41" style:family="paragraph" style:parent-style-name="Table_20_Heading">
      <style:text-properties officeooo:rsid="00c56bfa" officeooo:paragraph-rsid="00c56bfa" style:font-size-asian="10.5pt" style:font-weight-complex="600" style:text-rotation-angle="0" style:text-rotation-scale="line-height"/>
    </style:style>
    <style:style style:name="P42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25920" style:font-weight-asian="bold" style:font-weight-complex="bold"/>
    </style:style>
    <style:style style:name="P43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ac2e7" style:font-weight-asian="bold" style:font-weight-complex="bold"/>
    </style:style>
    <style:style style:name="P44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45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8e74f9" officeooo:paragraph-rsid="008e74f9" style:font-weight-asian="bold" style:font-weight-complex="bold"/>
    </style:style>
    <style:style style:name="P46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8e74f9" officeooo:paragraph-rsid="00951ef5" style:font-weight-asian="bold" style:font-weight-complex="bold"/>
    </style:style>
    <style:style style:name="P47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2fe16" officeooo:paragraph-rsid="0092fe16" style:font-weight-asian="bold" style:font-weight-complex="bold"/>
    </style:style>
    <style:style style:name="P48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49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655ec6" style:font-weight-asian="bold" style:font-weight-complex="bold"/>
    </style:style>
    <style:style style:name="P50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1fe11" style:font-weight-asian="bold" style:font-weight-complex="bold"/>
    </style:style>
    <style:style style:name="P51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db4f6" style:font-weight-asian="bold" style:font-weight-complex="bold"/>
    </style:style>
    <style:style style:name="P52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41371" style:font-weight-asian="bold" style:font-weight-complex="bold"/>
    </style:style>
    <style:style style:name="P53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54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0a1ac23" style:font-weight-asian="normal" style:font-weight-complex="normal"/>
    </style:style>
    <style:style style:name="P55" style:family="paragraph" style:parent-style-name="Table_20_Contents">
      <style:text-properties officeooo:rsid="0043f0b5" officeooo:paragraph-rsid="0043f0b5"/>
    </style:style>
    <style:style style:name="P56" style:family="paragraph" style:parent-style-name="Table_20_Contents">
      <style:text-properties officeooo:rsid="004537ac" officeooo:paragraph-rsid="004537ac"/>
    </style:style>
    <style:style style:name="P57" style:family="paragraph" style:parent-style-name="Table_20_Contents">
      <style:text-properties officeooo:rsid="0047afca" officeooo:paragraph-rsid="0047afca"/>
    </style:style>
    <style:style style:name="P58" style:family="paragraph" style:parent-style-name="Table_20_Contents">
      <style:text-properties officeooo:rsid="0048e5a3" officeooo:paragraph-rsid="0048e5a3"/>
    </style:style>
    <style:style style:name="P59" style:family="paragraph" style:parent-style-name="Table_20_Contents">
      <style:text-properties officeooo:rsid="004a7a5f" officeooo:paragraph-rsid="004a7a5f"/>
    </style:style>
    <style:style style:name="P60" style:family="paragraph" style:parent-style-name="Table_20_Contents">
      <style:text-properties officeooo:rsid="0053a304" officeooo:paragraph-rsid="0053a304"/>
    </style:style>
    <style:style style:name="P61" style:family="paragraph" style:parent-style-name="Table_20_Contents">
      <style:text-properties officeooo:rsid="0059695a" officeooo:paragraph-rsid="0059695a"/>
    </style:style>
    <style:style style:name="P62" style:family="paragraph" style:parent-style-name="Table_20_Contents">
      <style:text-properties officeooo:rsid="0086f618" officeooo:paragraph-rsid="0086f618"/>
    </style:style>
    <style:style style:name="P63" style:family="paragraph" style:parent-style-name="Table_20_Contents">
      <style:text-properties officeooo:rsid="0088f58f" officeooo:paragraph-rsid="0088f58f"/>
    </style:style>
    <style:style style:name="P64" style:family="paragraph" style:parent-style-name="Table_20_Contents">
      <style:text-properties officeooo:rsid="00966668" officeooo:paragraph-rsid="00966668"/>
    </style:style>
    <style:style style:name="P65" style:family="paragraph" style:parent-style-name="Table_20_Contents">
      <style:text-properties officeooo:rsid="00987c0b" officeooo:paragraph-rsid="00987c0b"/>
    </style:style>
    <style:style style:name="P66" style:family="paragraph" style:parent-style-name="Table_20_Contents">
      <style:text-properties officeooo:rsid="00c56bfa" officeooo:paragraph-rsid="00c56bfa"/>
    </style:style>
    <style:style style:name="P67" style:family="paragraph" style:parent-style-name="Table_20_Contents">
      <style:text-properties officeooo:rsid="00c5711d" officeooo:paragraph-rsid="00c5711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d6c0c0" officeooo:paragraph-rsid="00d6c0c0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d7410e" officeooo:paragraph-rsid="00d7410e" style:font-weight-asian="bold" style:font-weight-complex="bold"/>
    </style:style>
    <style:style style:name="P70" style:family="paragraph" style:parent-style-name="Table_20_Contents">
      <style:text-properties officeooo:rsid="00df4b4a" officeooo:paragraph-rsid="00df4b4a"/>
    </style:style>
    <style:style style:name="P71" style:family="paragraph" style:parent-style-name="Table_20_Contents">
      <style:text-properties officeooo:rsid="00fd59cc" officeooo:paragraph-rsid="00fd59cc"/>
    </style:style>
    <style:style style:name="P72" style:family="paragraph" style:parent-style-name="Text_20_body">
      <style:paragraph-properties fo:margin-top="0in" fo:margin-bottom="0.0575in" loext:contextual-spacing="false" fo:line-height="100%"/>
      <style:text-properties officeooo:paragraph-rsid="00987c0b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c7ba6e" style:font-weight-asian="normal" style:font-weight-complex="normal"/>
    </style:style>
    <style:style style:name="P74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987c0b" style:font-weight-asian="normal" style:font-weight-complex="normal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8e74f9" style:font-weight-asian="normal" style:font-weight-complex="normal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951ef5" style:font-weight-asian="normal" style:font-weight-complex="normal"/>
    </style:style>
    <style:style style:name="P77" style:family="paragraph" style:parent-style-name="Text_20_body">
      <style:paragraph-properties fo:margin-top="0in" fo:margin-bottom="0.0575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78" style:family="paragraph" style:parent-style-name="Text_20_body">
      <style:paragraph-properties fo:margin-top="0in" fo:margin-bottom="0.0575in" loext:contextual-spacing="false" fo:line-height="100%"/>
      <style:text-properties fo:font-weight="bold" officeooo:rsid="00cdfd0e" officeooo:paragraph-rsid="00cdfd0e" style:font-weight-asian="bold" style:font-weight-complex="bold"/>
    </style:style>
    <style:style style:name="P79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weight="bold" officeooo:rsid="0086f618" officeooo:paragraph-rsid="00eccc3f" style:font-size-asian="10.5pt" style:font-weight-asian="bold" style:font-weight-complex="bold" style:text-rotation-angle="0" style:text-rotation-scale="line-height"/>
    </style:style>
    <style:style style:name="P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3" style:family="paragraph" style:parent-style-name="Text_20_body" style:list-style-name="L1">
      <style:text-properties officeooo:rsid="003a01bc" officeooo:paragraph-rsid="003a01bc"/>
    </style:style>
    <style:style style:name="P84" style:family="paragraph" style:parent-style-name="Text_20_body" style:list-style-name="L2">
      <style:text-properties officeooo:rsid="003a01bc" officeooo:paragraph-rsid="003a01bc"/>
    </style:style>
    <style:style style:name="P85" style:family="paragraph" style:parent-style-name="Text_20_body" style:list-style-name="L3">
      <style:text-properties officeooo:rsid="00414dfe" officeooo:paragraph-rsid="00414dfe"/>
    </style:style>
    <style:style style:name="P86" style:family="paragraph" style:parent-style-name="Text_20_body" style:list-style-name="L4">
      <style:text-properties officeooo:rsid="004bd593" officeooo:paragraph-rsid="005094e2"/>
    </style:style>
    <style:style style:name="P87" style:family="paragraph" style:parent-style-name="Text_20_body" style:list-style-name="L4">
      <style:text-properties officeooo:rsid="004f6dd3" officeooo:paragraph-rsid="004f6dd3"/>
    </style:style>
    <style:style style:name="P88" style:family="paragraph" style:parent-style-name="Text_20_body" style:list-style-name="L5">
      <style:text-properties officeooo:rsid="005c556c" officeooo:paragraph-rsid="005c556c"/>
    </style:style>
    <style:style style:name="P89" style:family="paragraph" style:parent-style-name="Text_20_body" style:list-style-name="L6">
      <style:text-properties officeooo:rsid="005c556c" officeooo:paragraph-rsid="005c556c"/>
    </style:style>
    <style:style style:name="P90" style:family="paragraph" style:parent-style-name="Text_20_body" style:list-style-name="L6">
      <style:text-properties officeooo:rsid="005ca34c" officeooo:paragraph-rsid="005ca34c"/>
    </style:style>
    <style:style style:name="P91" style:family="paragraph" style:parent-style-name="Heading_20_2">
      <style:text-properties officeooo:rsid="00bc4201" officeooo:paragraph-rsid="00be669b"/>
    </style:style>
    <style:style style:name="P92" style:family="paragraph" style:parent-style-name="Heading_20_2">
      <style:text-properties officeooo:rsid="01069825" officeooo:paragraph-rsid="01069825"/>
    </style:style>
    <style:style style:name="P93" style:family="paragraph" style:parent-style-name="Heading_20_2">
      <style:text-properties fo:font-style="normal" officeooo:rsid="0084d4f7" officeooo:paragraph-rsid="0084d4f7" style:font-style-asian="normal" style:font-style-complex="normal"/>
    </style:style>
    <style:style style:name="P94" style:family="paragraph" style:parent-style-name="Heading_20_1">
      <style:text-properties officeooo:rsid="010a38e2" officeooo:paragraph-rsid="010a38e2"/>
    </style:style>
    <style:style style:name="P95" style:family="paragraph" style:parent-style-name="Heading_20_1">
      <style:text-properties officeooo:rsid="00375dd9" officeooo:paragraph-rsid="00375dd9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officeooo:rsid="00b8568b"/>
    </style:style>
    <style:style style:name="T5" style:family="text">
      <style:text-properties officeooo:rsid="00343f05"/>
    </style:style>
    <style:style style:name="T6" style:family="text">
      <style:text-properties officeooo:rsid="001f026d"/>
    </style:style>
    <style:style style:name="T7" style:family="text">
      <style:text-properties officeooo:rsid="000c32cd"/>
    </style:style>
    <style:style style:name="T8" style:family="text">
      <style:text-properties officeooo:rsid="00375dd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c56bfa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f1fd9" style:font-style-asian="normal" style:font-style-complex="normal"/>
    </style:style>
    <style:style style:name="T13" style:family="text">
      <style:text-properties fo:font-style="normal" officeooo:rsid="00611065" style:font-style-asian="normal" style:font-style-complex="normal"/>
    </style:style>
    <style:style style:name="T14" style:family="text">
      <style:text-properties fo:font-style="normal" officeooo:rsid="00626d7e" style:font-style-asian="normal" style:font-style-complex="normal"/>
    </style:style>
    <style:style style:name="T15" style:family="text">
      <style:text-properties fo:font-style="normal" officeooo:rsid="00aef731" style:font-style-asian="normal" style:font-style-complex="normal"/>
    </style:style>
    <style:style style:name="T16" style:family="text">
      <style:text-properties fo:font-style="normal" officeooo:rsid="00bdd2ed" style:font-style-asian="normal" style:font-style-complex="normal"/>
    </style:style>
    <style:style style:name="T17" style:family="text">
      <style:text-properties fo:font-style="normal" officeooo:rsid="00be669b" style:font-style-asian="normal" style:font-style-complex="normal"/>
    </style:style>
    <style:style style:name="T18" style:family="text">
      <style:text-properties fo:font-style="normal" officeooo:rsid="00c847cf" style:font-style-asian="normal" style:font-style-complex="normal"/>
    </style:style>
    <style:style style:name="T19" style:family="text">
      <style:text-properties fo:font-style="normal" officeooo:rsid="00cb5f60" style:font-style-asian="normal" style:font-style-complex="normal"/>
    </style:style>
    <style:style style:name="T20" style:family="text">
      <style:text-properties fo:font-style="normal" officeooo:rsid="00d3596f" style:font-style-asian="normal" style:font-style-complex="normal"/>
    </style:style>
    <style:style style:name="T21" style:family="text">
      <style:text-properties fo:font-style="normal" officeooo:rsid="00d55fea" style:font-style-asian="normal" style:font-style-complex="normal"/>
    </style:style>
    <style:style style:name="T22" style:family="text">
      <style:text-properties fo:font-style="normal" officeooo:rsid="00ed13a6" style:font-style-asian="normal" style:font-style-complex="normal"/>
    </style:style>
    <style:style style:name="T23" style:family="text">
      <style:text-properties fo:font-style="normal" officeooo:rsid="00e18523" style:font-style-asian="normal" style:font-style-complex="normal"/>
    </style:style>
    <style:style style:name="T24" style:family="text">
      <style:text-properties fo:font-style="normal" officeooo:rsid="00e9049e" style:font-style-asian="normal" style:font-style-complex="normal"/>
    </style:style>
    <style:style style:name="T25" style:family="text">
      <style:text-properties fo:font-style="normal" officeooo:rsid="00c5711d" style:font-style-asian="normal" style:font-style-complex="normal"/>
    </style:style>
    <style:style style:name="T26" style:family="text">
      <style:text-properties fo:font-style="normal" officeooo:rsid="01082d7c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c2ba3e" style:font-style-asian="normal" style:font-weight-asian="bold" style:font-style-complex="normal" style:font-weight-complex="bold"/>
    </style:style>
    <style:style style:name="T29" style:family="text">
      <style:text-properties officeooo:rsid="0048e5a3"/>
    </style:style>
    <style:style style:name="T30" style:family="text">
      <style:text-properties officeooo:rsid="004a7a5f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5094e2"/>
    </style:style>
    <style:style style:name="T33" style:family="text">
      <style:text-properties officeooo:rsid="004f6dd3"/>
    </style:style>
    <style:style style:name="T34" style:family="text">
      <style:text-properties officeooo:rsid="0055869c"/>
    </style:style>
    <style:style style:name="T35" style:family="text">
      <style:text-properties officeooo:rsid="00581f5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55ec6" style:font-weight-asian="normal" style:font-weight-complex="normal"/>
    </style:style>
    <style:style style:name="T38" style:family="text">
      <style:text-properties fo:font-weight="normal" officeooo:rsid="0065fb4f" style:font-weight-asian="normal" style:font-weight-complex="normal"/>
    </style:style>
    <style:style style:name="T39" style:family="text">
      <style:text-properties fo:font-weight="normal" officeooo:rsid="0068d946" style:font-weight-asian="normal" style:font-weight-complex="normal"/>
    </style:style>
    <style:style style:name="T40" style:family="text">
      <style:text-properties fo:font-weight="normal" officeooo:rsid="006f3746" style:font-weight-asian="normal" style:font-weight-complex="normal"/>
    </style:style>
    <style:style style:name="T41" style:family="text">
      <style:text-properties fo:font-weight="normal" officeooo:rsid="0071fe11" style:font-weight-asian="normal" style:font-weight-complex="normal"/>
    </style:style>
    <style:style style:name="T42" style:family="text">
      <style:text-properties fo:font-weight="normal" officeooo:rsid="007f38ea" style:font-weight-asian="normal" style:font-weight-complex="normal"/>
    </style:style>
    <style:style style:name="T43" style:family="text">
      <style:text-properties fo:font-weight="normal" officeooo:rsid="00808f39" style:font-weight-asian="normal" style:font-weight-complex="normal"/>
    </style:style>
    <style:style style:name="T44" style:family="text">
      <style:text-properties fo:font-weight="normal" officeooo:rsid="008e74f9" style:font-weight-asian="normal" style:font-weight-complex="normal"/>
    </style:style>
    <style:style style:name="T45" style:family="text">
      <style:text-properties fo:font-weight="normal" officeooo:rsid="00925b0a" style:font-weight-asian="normal" style:font-weight-complex="normal"/>
    </style:style>
    <style:style style:name="T46" style:family="text">
      <style:text-properties fo:font-weight="normal" officeooo:rsid="0092fe16" style:font-weight-asian="normal" style:font-weight-complex="normal"/>
    </style:style>
    <style:style style:name="T47" style:family="text">
      <style:text-properties fo:font-weight="normal" officeooo:rsid="009ef9b3" style:font-weight-asian="normal" style:font-weight-complex="normal"/>
    </style:style>
    <style:style style:name="T48" style:family="text">
      <style:text-properties fo:font-weight="normal" officeooo:rsid="00a0c14e" style:font-weight-asian="normal" style:font-weight-complex="normal"/>
    </style:style>
    <style:style style:name="T49" style:family="text">
      <style:text-properties fo:font-weight="normal" officeooo:rsid="00a111b7" style:font-weight-asian="normal" style:font-weight-complex="normal"/>
    </style:style>
    <style:style style:name="T50" style:family="text">
      <style:text-properties fo:font-weight="normal" officeooo:rsid="00a1ac23" style:font-weight-asian="normal" style:font-weight-complex="normal"/>
    </style:style>
    <style:style style:name="T51" style:family="text">
      <style:text-properties fo:font-weight="normal" officeooo:rsid="00a44d69" style:font-weight-asian="normal" style:font-weight-complex="normal"/>
    </style:style>
    <style:style style:name="T52" style:family="text">
      <style:text-properties fo:font-weight="normal" officeooo:rsid="00a64d5a" style:font-weight-asian="normal" style:font-weight-complex="normal"/>
    </style:style>
    <style:style style:name="T53" style:family="text">
      <style:text-properties fo:font-weight="normal" officeooo:rsid="00b93036" style:font-weight-asian="normal" style:font-weight-complex="normal"/>
    </style:style>
    <style:style style:name="T54" style:family="text">
      <style:text-properties fo:font-weight="normal" officeooo:rsid="00c5fb9d" style:font-weight-asian="normal" style:font-weight-complex="normal"/>
    </style:style>
    <style:style style:name="T55" style:family="text">
      <style:text-properties fo:font-weight="normal" officeooo:rsid="00987c0b" style:font-weight-asian="normal" style:font-weight-complex="normal"/>
    </style:style>
    <style:style style:name="T56" style:family="text">
      <style:text-properties fo:font-weight="normal" officeooo:rsid="00c7ba6e" style:font-weight-asian="normal" style:font-weight-complex="normal"/>
    </style:style>
    <style:style style:name="T57" style:family="text">
      <style:text-properties fo:font-weight="normal" officeooo:rsid="009d826c" style:font-weight-asian="normal" style:font-weight-complex="normal"/>
    </style:style>
    <style:style style:name="T58" style:family="text">
      <style:text-properties fo:font-weight="normal" officeooo:rsid="00cdfd0e" style:font-weight-asian="normal" style:font-weight-complex="normal"/>
    </style:style>
    <style:style style:name="T59" style:family="text">
      <style:text-properties fo:font-weight="normal" officeooo:rsid="01160411" style:font-weight-asian="normal" style:font-weight-complex="normal"/>
    </style:style>
    <style:style style:name="T60" style:family="text">
      <style:text-properties fo:font-weight="bold" officeooo:rsid="00655ec6" style:font-weight-asian="bold" style:font-weight-complex="bold"/>
    </style:style>
    <style:style style:name="T61" style:family="text">
      <style:text-properties fo:font-weight="bold" officeooo:rsid="00b93036" style:font-weight-asian="bold" style:font-weight-complex="bold"/>
    </style:style>
    <style:style style:name="T62" style:family="text">
      <style:text-properties officeooo:rsid="00808f39"/>
    </style:style>
    <style:style style:name="T63" style:family="text">
      <style:text-properties officeooo:rsid="008c1736"/>
    </style:style>
    <style:style style:name="T64" style:family="text">
      <style:text-properties officeooo:rsid="0091030f"/>
    </style:style>
    <style:style style:name="T65" style:family="text">
      <style:text-properties officeooo:rsid="00941371"/>
    </style:style>
    <style:style style:name="T66" style:family="text">
      <style:text-properties officeooo:rsid="00a2d946"/>
    </style:style>
    <style:style style:name="T67" style:family="text">
      <style:text-properties officeooo:rsid="00a6c720"/>
    </style:style>
    <style:style style:name="T68" style:family="text">
      <style:text-properties officeooo:rsid="00a7f527"/>
    </style:style>
    <style:style style:name="T69" style:family="text">
      <style:text-properties officeooo:rsid="00c56bfa"/>
    </style:style>
    <style:style style:name="T70" style:family="text">
      <style:text-properties officeooo:rsid="00c5711d"/>
    </style:style>
    <style:style style:name="T71" style:family="text">
      <style:text-properties officeooo:rsid="00c5fb9d"/>
    </style:style>
    <style:style style:name="T72" style:family="text">
      <style:text-properties officeooo:rsid="00c7ba6e"/>
    </style:style>
    <style:style style:name="T73" style:family="text">
      <style:text-properties style:font-name="Courier1" fo:font-style="normal" officeooo:rsid="00cb5f60" style:font-size-asian="10.5pt" style:font-style-asian="normal" style:font-style-complex="normal"/>
    </style:style>
    <style:style style:name="T74" style:family="text">
      <style:text-properties style:font-name="Courier1" fo:font-style="normal" officeooo:rsid="00ccd1b5" style:font-size-asian="10.5pt" style:font-style-asian="normal" style:font-style-complex="normal"/>
    </style:style>
    <style:style style:name="T75" style:family="text">
      <style:text-properties style:font-name="Liberation Serif1" fo:font-style="normal" officeooo:rsid="00c56bfa" style:font-size-asian="10.5pt" style:font-style-asian="normal" style:font-style-complex="normal"/>
    </style:style>
    <style:style style:name="T76" style:family="text">
      <style:text-properties officeooo:rsid="00ce6e1c"/>
    </style:style>
    <style:style style:name="T77" style:family="text">
      <style:text-properties officeooo:rsid="00cf81fb"/>
    </style:style>
    <style:style style:name="T78" style:family="text">
      <style:text-properties officeooo:rsid="00cf8e67"/>
    </style:style>
    <style:style style:name="T79" style:family="text">
      <style:text-properties officeooo:rsid="00d0c4be"/>
    </style:style>
    <style:style style:name="T80" style:family="text">
      <style:text-properties officeooo:rsid="00dbd49a"/>
    </style:style>
    <style:style style:name="T81" style:family="text">
      <style:text-properties officeooo:rsid="00dde25f"/>
    </style:style>
    <style:style style:name="T82" style:family="text">
      <style:text-properties officeooo:rsid="00e5b088"/>
    </style:style>
    <style:style style:name="T83" style:family="text">
      <style:text-properties officeooo:rsid="00eb0383"/>
    </style:style>
    <style:style style:name="T84" style:family="text">
      <style:text-properties officeooo:rsid="00f1cdf5"/>
    </style:style>
    <style:style style:name="T85" style:family="text">
      <style:text-properties officeooo:rsid="00f5bfab"/>
    </style:style>
    <style:style style:name="T86" style:family="text">
      <style:text-properties officeooo:rsid="00fb65f1"/>
    </style:style>
    <style:style style:name="T87" style:family="text">
      <style:text-properties officeooo:rsid="01005fca"/>
    </style:style>
    <style:style style:name="T88" style:family="text">
      <style:text-properties officeooo:rsid="010358d1"/>
    </style:style>
    <style:style style:name="T89" style:family="text">
      <style:text-properties officeooo:rsid="01052986"/>
    </style:style>
    <style:style style:name="T90" style:family="text">
      <style:text-properties officeooo:rsid="01057a0c"/>
    </style:style>
    <style:style style:name="T91" style:family="text">
      <style:text-properties officeooo:rsid="010e828f"/>
    </style:style>
    <style:style style:name="T92" style:family="text">
      <style:text-properties officeooo:rsid="0110e543"/>
    </style:style>
    <style:style style:name="T93" style:family="text">
      <style:text-properties officeooo:rsid="0119b0ba"/>
    </style:style>
    <style:style style:name="T94" style:family="text">
      <style:text-properties officeooo:rsid="011b592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3">DatabaseClient</text:p>
      <text:p text:style-name="P36">Testaussuunitelma</text:p>
      <text:p text:style-name="P34">Järjestelmätestaus</text:p>
      <text:p text:style-name="P35">Toiminnallisuustestaus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0"><text:a xlink:type="simple" xlink:href="#__RefHeading___Toc1073_1579599776" text:style-name="Index_20_Link" text:visited-style-name="Index_20_Link">1 Testauksen kohde<text:tab/>2</text:a></text:p>
          <text:p text:style-name="P81"><text:a xlink:type="simple" xlink:href="#__RefHeading___Toc138_70313565" text:style-name="Index_20_Link" text:visited-style-name="Index_20_Link">1.1 Testattava ohjelmisto<text:tab/>2</text:a></text:p>
          <text:p text:style-name="P81"><text:a xlink:type="simple" xlink:href="#__RefHeading___Toc226_884367068" text:style-name="Index_20_Link" text:visited-style-name="Index_20_Link">1.2 Testattavat ominaisuudet<text:tab/>2</text:a></text:p>
          <text:p text:style-name="P81"><text:a xlink:type="simple" xlink:href="#__RefHeading___Toc228_884367068" text:style-name="Index_20_Link" text:visited-style-name="Index_20_Link">1.3 Tavoitteet ja päämäärät<text:tab/>3</text:a></text:p>
          <text:p text:style-name="P81"><text:a xlink:type="simple" xlink:href="#__RefHeading___Toc869_1579599776" text:style-name="Index_20_Link" text:visited-style-name="Index_20_Link">1.4 Testaustaso ja -tyyppi<text:tab/>3</text:a></text:p>
          <text:p text:style-name="P81"><text:a xlink:type="simple" xlink:href="#__RefHeading___Toc230_884367068" text:style-name="Index_20_Link" text:visited-style-name="Index_20_Link">1.5 Testausympäristö<text:tab/>4</text:a></text:p>
          <text:p text:style-name="P80"><text:a xlink:type="simple" xlink:href="#__RefHeading___Toc232_884367068" text:style-name="Index_20_Link" text:visited-style-name="Index_20_Link">2 Testauskerran suoritus<text:tab/>4</text:a></text:p>
          <text:p text:style-name="P81"><text:a xlink:type="simple" xlink:href="#__RefHeading___Toc1059_1579599776" text:style-name="Index_20_Link" text:visited-style-name="Index_20_Link">2.1 Testauskerran yksilöinti- ja yhteenvetotiedot<text:tab/>4</text:a></text:p>
          <text:p text:style-name="P81"><text:a xlink:type="simple" xlink:href="#__RefHeading___Toc434_884367068" text:style-name="Index_20_Link" text:visited-style-name="Index_20_Link">2.2 Raportointiesimerkki<text:tab/>5</text:a></text:p>
          <text:p text:style-name="P81"><text:a xlink:type="simple" xlink:href="#__RefHeading___Toc234_884367068" text:style-name="Index_20_Link" text:visited-style-name="Index_20_Link">2.3 Testitapaukset<text:tab/>6</text:a></text:p>
          <text:p text:style-name="P82"><text:a xlink:type="simple" xlink:href="#__RefHeading___Toc357_884367068" text:style-name="Index_20_Link" text:visited-style-name="Index_20_Link">2.3.1 Testitapaus 1: Tietokantayhteyksien muodostaminen<text:tab/>6</text:a></text:p>
          <text:p text:style-name="P82"><text:a xlink:type="simple" xlink:href="#__RefHeading___Toc359_884367068" text:style-name="Index_20_Link" text:visited-style-name="Index_20_Link">2.3.2 Testitapaus 2: SQL-kyselyjen tekeminen tietokantaan<text:tab/>7</text:a></text:p>
          <text:p text:style-name="P82"><text:a xlink:type="simple" xlink:href="#__RefHeading___Toc436_884367068" text:style-name="Index_20_Link" text:visited-style-name="Index_20_Link">2.3.3 Testitapaus 3: Tietokantayhteyksien tietojen tallentaminen ja lukeminen tiedostosta<text:tab/>7</text:a></text:p>
          <text:p text:style-name="P82"><text:a xlink:type="simple" xlink:href="#__RefHeading___Toc438_884367068" text:style-name="Index_20_Link" text:visited-style-name="Index_20_Link">2.3.4 Testitapaus 4: SQL-kyselyn tulosten vienti tiedostoon<text:tab/>8</text:a></text:p>
        </text:index-body>
      </text:table-of-content>
      <text:p text:style-name="P6"/>
      <text:h text:style-name="P94" text:outline-level="1"><text:bookmark-start text:name="__RefHeading___Toc1073_1579599776"/>Testauksen kohde<text:bookmark-end text:name="__RefHeading___Toc1073_1579599776"/></text:h>
      <text:p text:style-name="P30">Tässä luvussa esitellään testattava ohjelmisto, ominaisuudet joita ohjelmistosta testataan sekä testauksen tavoitteet ja päämäärät. Luvussa käydään myös läpi testauksen taso ja tyypit sekä <text:span text:style-name="T91">testaukseen vaadittava </text:span>testausympäristö.</text:p>
      <text:h text:style-name="Heading_20_2" text:outline-level="2"><text:bookmark-start text:name="__RefHeading___Toc138_70313565"/>Testattava ohjelmisto<text:bookmark-end text:name="__RefHeading___Toc138_70313565"/></text:h>
      <text:p text:style-name="P7">Testattava ohjelmisto on Henri Haverisen kehittämä prototyyppi nimeltään “DatabaseClient”. Ohjelmisto tarjoaa käyttäjälle <text:span text:style-name="T8">graafisen käyttöliittymän, jonka kautta käyttäjä voi suorittaa tietokantakyselyitä tietokantoihin. Ohjelmistossa on myös mahdollisuus tallentaa tietokantayhteyksiä helpomman yhteyden muodostamisen mahdollistamiseksi. Ohjelmisto tarjoaa lisäksi mm. tietokantakyselyjen viennin tiedostoon.</text:span></text:p>
      <text:h text:style-name="Heading_20_2" text:outline-level="2"><text:bookmark-start text:name="__RefHeading___Toc226_884367068"/>Testattavat ominaisuudet<text:bookmark-end text:name="__RefHeading___Toc226_884367068"/></text:h>
      <text:p text:style-name="P8">Testettavat ominaisuudet ja perustelut niille ovat seuraavat:</text:p>
      <text:list xml:id="list3839093184839041038" text:style-name="L1">
        <text:list-item>
          <text:p text:style-name="P83">Tietokantayhteyksien muodostaminen on edellytys ohjelmiston käyttämiselle, ja siksi sen toiminnallisuutta on testattava.</text:p>
        </text:list-item>
        <text:list-item>
          <text:p text:style-name="P83">SQL-kyselyjen tekeminen tietokantaan on ohjelmiston pääasiallinen käyttötarkoitus, ja siten sen toiminnallisuus tulee testata.</text:p>
        </text:list-item>
        <text:list-item>
          <text:p text:style-name="P83">Tietokantayhteyksien tietojen tallentaminen ja lukeminen tiedostosta on olennainen ominaisuus, jonka vuoksi sen toiminnallisuuden testaaminen on tärkeää.</text:p>
        </text:list-item>
        <text:list-item>
          <text:p text:style-name="P83"><text:soft-page-break/>SQL-kyselyn tulosten vienti tiedostoon on usein haluttu ja tarpeellinen ominaisuus, jonka vuoksi ominaisuutta tulee testata.</text:p>
        </text:list-item>
      </text:list>
      <text:p text:style-name="P8">Testauksesta pois rajatut ominaisuudet ja perustelut rajauksille ovat seuraavat:</text:p>
      <text:list xml:id="list6101982454748545518" text:style-name="L2">
        <text:list-item>
          <text:p text:style-name="P84">Käytöliittymä tuottaa myös käyttäjälle näkyvää lokia, jossa kerrotaan tarkemmin onnistumis- ja virheviesteistä. Lokin toimintaa ja viestien selkeyttä ei korkean työmäärän takia tällä testauskerralla testata. <text:span text:style-name="T61">Huom. </text:span><text:span text:style-name="T59">t</text:span><text:span text:style-name="T53">estusprojektin suunnitelmasta poiketen tätä ominaisuutta ei edellä mainitun syyn takia testata.</text:span></text:p>
        </text:list-item>
        <text:list-item>
          <text:p text:style-name="P84">SQL-kyselyiden lukeminen ja tallentaminen tiedostoon ei ole kriittinen ja usein tarpeellinenkaan ominaisuus, joten se on rajattu pois testattavista ominaisuuksista.</text:p>
        </text:list-item>
        <text:list-item>
          <text:p text:style-name="P84">Käyttäjän syöttämien SQL-kyselyiden ylläpitäminen sekä niiden valitseminen alasveto<text:span text:style-name="T66">valikosta</text:span> ei ole myöskään käyttöä estävä ominaisuus, joten sen toiminnallisuutta ei tällä testikerralla testata.</text:p>
        </text:list-item>
        <text:list-item>
          <text:p text:style-name="P84">Tietokantataulujen näyttäminen visuaalisesti tietokantayhteyden muodostumisen jälkeen ei ole tärkeä ominaisuus. Lisäksi kyseinen tieto on käyttäjän mahdollista hakea myös SQL-kyselyllä. Näistä syistä kyseistä ominaisuutta ei testata.</text:p>
        </text:list-item>
        <text:list-item>
          <text:p text:style-name="P84">Syötekentän toiminnallisuuksia (maalatun SQL-kyselen suorittaminen, kursorin rivillä olevan SQL-kyselyn suorittaminen) ei testata, koska niiden uupuminen ei estä ohjelmiston käyttöä.</text:p>
        </text:list-item>
      </text:list>
      <text:h text:style-name="Heading_20_2" text:outline-level="2"><text:bookmark-start text:name="__RefHeading___Toc228_884367068"/>Tavoitteet ja päämäärät<text:bookmark-end text:name="__RefHeading___Toc228_884367068"/></text:h>
      <text:p text:style-name="P9">Testauskerran tavoitteena on varmistaa, että testattavien ominaisuuksien seuraavat laatuominaisuudet täyttävät mahdollisimman hyvin:</text:p>
      <text:list xml:id="list981928810050508082" text:style-name="L3">
        <text:list-item>
          <text:p text:style-name="P85">Ominaisuudet ovat <text:span text:style-name="T28">virhesietoisia</text:span><text:span text:style-name="T11">. Ominaisuudet sietävät ja pystyvät toipumaan mahdollisista virhetilanteista.</text:span></text:p>
        </text:list-item>
        <text:list-item>
          <text:p text:style-name="P85"><text:span text:style-name="T11">Ominaisuudet ovat </text:span><text:span text:style-name="T27">toiminnallisia</text:span><text:span text:style-name="T11">. Ominaisuudet soveltuvat tarkoitettujen toimenpiteiden suorittamiseen ja antavat oikeita ja tarkkoja tuloksia.</text:span></text:p>
        </text:list-item>
      </text:list>
      <text:p text:style-name="P10"><text:span text:style-name="T11">Tässä testausprojektissa ja testauskerrassa ei suoriteta käytettävyystestausta, mutta mikäli testikerran suorittaja havaitsee tai kokee joidenkin ominaisuuksien kaipaavan parannuksia käytettävyyteen, on näiden huomioiden esille tuominen suotavaa. </text:span><text:span text:style-name="T21">Huomioiden tekeminen ja kirjaaminen on kuitenkin täysin optionaalista.</text:span></text:p>
      <text:h text:style-name="P91" text:outline-level="2"><text:bookmark-start text:name="__RefHeading___Toc869_1579599776"/>Testaustaso ja -tyyppi<text:bookmark-end text:name="__RefHeading___Toc869_1579599776"/></text:h>
      <text:p text:style-name="P28"><text:span text:style-name="T11">Tällä </text:span><text:span text:style-name="T20">testauskerralla suoritetaan</text:span><text:span text:style-name="T11"> järjestelmätason toiminnallisuustestaus. </text:span><text:span text:style-name="T17">Luvussa 2</text:span><text:span text:style-name="T16"> </text:span><text:span text:style-name="T11">on </text:span><text:span text:style-name="T17">kuvattu</text:span><text:span text:style-name="T11"> tähän testauskertaan kuuluvat sekä pois rajatut testattavat ominaisuudet perusteluineen. </text:span><text:span text:style-name="T16">Testauksessa hyödynnetään mustalaatikkotestausta, testikerran suorittajan ei siis tarvitse perehtyä eikä tutkia </text:span><text:soft-page-break/><text:span text:style-name="T16">ohjelmiston lähdekoodia. </text:span><text:span text:style-name="T18">Testuskerran suorittajaa suositellaan käyttävän ekvivalenssiluokkia testisyötteitä laatiessaan, </text:span><text:span text:style-name="T26">mikäli kokee tämän hyödylliseksi</text:span><text:span text:style-name="T18">.</text:span></text:p>
      <text:h text:style-name="Heading_20_2" text:outline-level="2"><text:bookmark-start text:name="__RefHeading___Toc230_884367068"/>Testausympäristö<text:bookmark-end text:name="__RefHeading___Toc230_884367068"/></text:h>
      <text:p text:style-name="P11">Alla on <text:span text:style-name="T30">taulukoituna </text:span>testusympäristön vaatimukse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Ohjelmisto / työkalu</text:p>
          </table:table-cell>
          <table:table-cell table:style-name="Table1.B1" office:value-type="string">
            <text:p text:style-name="P69">Versio, mahdollisesti tarkenteet</text:p>
          </table:table-cell>
        </table:table-row>
        <table:table-row>
          <table:table-cell table:style-name="Table1.A2" office:value-type="string">
            <text:p text:style-name="P55"><text:span text:style-name="T93">Testattava o</text:span>hjelmisto</text:p>
          </table:table-cell>
          <table:table-cell table:style-name="Table1.B2" office:value-type="string">
            <text:p text:style-name="P56">DatabaseClient, versio 1.0</text:p>
          </table:table-cell>
        </table:table-row>
        <table:table-row>
          <table:table-cell table:style-name="Table1.A2" office:value-type="string">
            <text:p text:style-name="P55">Käyttöjärjestelmä</text:p>
          </table:table-cell>
          <table:table-cell table:style-name="Table1.B2" office:value-type="string">
            <text:p text:style-name="P56">Ubuntu 16.04 LTS <text:span text:style-name="T35">64bit</text:span></text:p>
          </table:table-cell>
        </table:table-row>
        <table:table-row>
          <table:table-cell table:style-name="Table1.A2" office:value-type="string">
            <text:p text:style-name="P57">Java <text:span text:style-name="T29">(Oracle tai OpenJDK)</text:span></text:p>
          </table:table-cell>
          <table:table-cell table:style-name="Table1.B2" office:value-type="string">
            <text:p text:style-name="P57">Versio 1.8.<text:span text:style-name="T29">0 tai uudempi, mutta ei kuitenkaan versiota 1.9.0 tai uudempaa</text:span></text:p>
          </table:table-cell>
        </table:table-row>
        <table:table-row>
          <table:table-cell table:style-name="Table1.A2" office:value-type="string">
            <text:p text:style-name="P58">Apache Maven</text:p>
          </table:table-cell>
          <table:table-cell table:style-name="Table1.B2" office:value-type="string">
            <text:p text:style-name="P58">Versio 3.3.9 <text:span text:style-name="T34">tai uudempi</text:span></text:p>
          </table:table-cell>
        </table:table-row>
        <table:table-row>
          <table:table-cell table:style-name="Table1.A2" office:value-type="string">
            <text:p text:style-name="P59">MySQL-tietokanta (voi sijaita samalla tai toisella laitteistolla kuin testattava ohjelmisto</text:p>
          </table:table-cell>
          <table:table-cell table:style-name="Table1.B2" office:value-type="string">
            <text:p text:style-name="P59">Versio 5.<text:span text:style-name="T33">7</text:span>.0 tai uudempi</text:p>
          </table:table-cell>
        </table:table-row>
        <table:table-row>
          <table:table-cell table:style-name="Table1.A2" office:value-type="string">
            <text:p text:style-name="P60">Git (optionaalinen)</text:p>
          </table:table-cell>
          <table:table-cell table:style-name="Table1.B2" office:value-type="string">
            <text:p text:style-name="P60">Versio 2.7.0 tai uudempi</text:p>
          </table:table-cell>
        </table:table-row>
        <table:table-row>
          <table:table-cell table:style-name="Table1.A2" office:value-type="string">
            <text:p text:style-name="P61">Mahdollisesti jokin tekstieditori</text:p>
          </table:table-cell>
          <table:table-cell table:style-name="Table1.B2" office:value-type="string">
            <text:p text:style-name="P60">-</text:p>
          </table:table-cell>
        </table:table-row>
      </table:table>
      <text:p text:style-name="P12"/>
      <text:p text:style-name="P24">Asennusohjeet tarvittaville ohjelmistoille löytvät seuraavista <text:span text:style-name="T82">WWW</text:span>-osoitteista:</text:p>
      <text:list xml:id="list894544276104015766" text:style-name="L4">
        <text:list-item>
          <text:p text:style-name="P86"><text:span text:style-name="T32">DatabaseClient: </text:span><text:span text:style-name="T3">https://github.com/hhaverinen/TIEA306#käyttö</text:span><text:span text:style-name="T31">.</text:span></text:p>
        </text:list-item>
        <text:list-item>
          <text:p text:style-name="P87"><text:span text:style-name="T31">Apache Maven: </text:span><text:span text:style-name="T3">https://maven.apache.org/install.html</text:span></text:p>
        </text:list-item>
        <text:list-item>
          <text:p text:style-name="P87"><text:span text:style-name="T31">Java (OpenJDK): </text:span><text:span text:style-name="T3">http://openjdk.java.net/install/</text:span></text:p>
        </text:list-item>
        <text:list-item>
          <text:p text:style-name="P87"><text:span text:style-name="T31">MySQL (versio 5.7 -&gt;): </text:span><text:span text:style-name="T3">https://dev.mysql.com/doc/refman/5.7/en/installing.html</text:span></text:p>
        </text:list-item>
      </text:list>
      <text:h text:style-name="P95" text:outline-level="1"><text:bookmark-start text:name="__RefHeading___Toc232_884367068"/>Testauskerran suoritus<text:bookmark-end text:name="__RefHeading___Toc232_884367068"/></text:h>
      <text:p text:style-name="P31">Tässä luvussa on kuvattu kuinka testauskerta suoritetaan ja sen tulokset raportoidaan. Luvun 2.3 alaluvuissa on esitelty <text:span text:style-name="T92">tämän</text:span> testauskerran testitapaukset.</text:p>
      <text:p text:style-name="P13">Testauskerran suorittajalta vaaditaan perustietämystä erilaisten ohjelmistojen asentamisesta, komentorivityöskentelystä sekä SQL-kyselykielestä. Tietämys ohjelmistotestauksesta on eduksi.</text:p>
      <text:h text:style-name="P92" text:outline-level="2"><text:bookmark-start text:name="__RefHeading___Toc1059_1579599776"/>Testauskerran yksilöinti- ja yhteenvetotiedot<text:bookmark-end text:name="__RefHeading___Toc1059_1579599776"/></text:h>
      <text:p text:style-name="P13">Testauskerran yksilöintitiedoissa on mainittava:</text:p>
      <text:list xml:id="list1643941487246595760" text:style-name="L5">
        <text:list-item>
          <text:p text:style-name="P88"><text:span text:style-name="T83">t</text:span>estattava ohjelmisto ja sen versio,</text:p>
        </text:list-item>
        <text:list-item>
          <text:p text:style-name="P88"><text:span text:style-name="T83">o</text:span>hjelmiston toimintaan vaaditut ohjelmistot ja niiden versiot,</text:p>
        </text:list-item>
        <text:list-item>
          <text:p text:style-name="P88"><text:soft-page-break/><text:span text:style-name="T83">t</text:span>estauskerralla käytettävä testaussuunnitelma ja sen versio,</text:p>
        </text:list-item>
        <text:list-item>
          <text:p text:style-name="P88"><text:span text:style-name="T83">t</text:span>estausympäristön kuvaus,</text:p>
        </text:list-item>
        <text:list-item>
          <text:p text:style-name="P88"><text:span text:style-name="T83">t</text:span>estauskerran suorittaja ja ajankohta.</text:p>
        </text:list-item>
      </text:list>
      <text:p text:style-name="P13">Testauskerran yhteenvetotiedoissa on mainittava:</text:p>
      <text:list xml:id="list1357321786423824428" text:style-name="L6">
        <text:list-item>
          <text:p text:style-name="P89"><text:span text:style-name="T83">s</text:span>uoritettujen testitapausten kokonaismäärä,</text:p>
        </text:list-item>
        <text:list-item>
          <text:p text:style-name="P89"><text:span text:style-name="T83">s</text:span>uorittamattomien testitapausten kokonaismäärä,</text:p>
        </text:list-item>
        <text:list-item>
          <text:p text:style-name="P89"><text:span text:style-name="T83">t</text:span>estitapausten eri johtopäätöksien kokonaismäärät,</text:p>
        </text:list-item>
        <text:list-item>
          <text:p text:style-name="P89"><text:span text:style-name="T83">t</text:span>estitapauksista kirjattujen havaintojen kokonaismäärä,</text:p>
        </text:list-item>
        <text:list-item>
          <text:p text:style-name="P90"><text:span text:style-name="T83">s</text:span>uositukset ohjelmistolle tehtävistä jälkitoimenpiteistä.</text:p>
        </text:list-item>
      </text:list>
      <text:p text:style-name="P14">Testitapausten raportoinnissa käytetään seuraavia kolmea johtopäätöstä: <text:span text:style-name="T27">ok</text:span><text:span text:style-name="T11">, </text:span><text:span text:style-name="T27">virhe</text:span><text:span text:style-name="T9"> </text:span><text:span text:style-name="T15">ja</text:span><text:span text:style-name="T11"> </text:span><text:span text:style-name="T27">huomio</text:span><text:span text:style-name="T9">. </text:span><text:span text:style-name="T11">Johtopäätökset </text:span><text:span text:style-name="T27">ok</text:span><text:span text:style-name="T11"> ja </text:span><text:span text:style-name="T27">virhe</text:span><text:span text:style-name="T11"> ovat nimensämukaisesti tarkoitettu onnistuneen ja epäonnistuneen testitapauksen johtopäätöksiksi. Johtopäätös </text:span><text:span text:style-name="T27">huomio</text:span><text:span text:style-name="T11"> tarkoittaa </text:span><text:span text:style-name="T12">onnistuneen testitapauksen johtopäätöstä</text:span><text:span text:style-name="T11">, mutta testeuskerran suorittaja on havainnut jo</text:span><text:span text:style-name="T13">i</text:span><text:span text:style-name="T11">tain mainitsemisen arvoisia puutteita tai huomioita.</text:span></text:p>
      <text:p text:style-name="P15"><text:span text:style-name="T11">Virheet ja huomiot pyritään raportoimaan mahdollisimman ytimekkäästi sekä yksiselitteisesti. Mahdollisten virheiden raportoinnissa tulee myös raportoida mahdollisimman tarkasti virheeseen johtaneet tehdyt tai tekemättä jätetyt toimenpiteet ja syötteet sekä </text:span><text:span text:style-name="T14">ohjelmiston mahdollisesti antama vaste virhetilanteessa</text:span><text:span text:style-name="T11">.</text:span></text:p>
      <text:h text:style-name="P93" text:outline-level="2"><text:bookmark-start text:name="__RefHeading___Toc434_884367068"/>Raportointiesimerkki<text:bookmark-end text:name="__RefHeading___Toc434_884367068"/></text:h>
      <text:p text:style-name="P29"><text:span text:style-name="T11">Alla on esiteltynä yksittäisen testitapauksen taulukkomallinen </text:span><text:span text:style-name="T24">raportointiesimerkki</text:span><text:span text:style-name="T11">, jota voi hyödyntää testauskerran suorituksen raportoinnissa. </text:span><text:span text:style-name="T25">Testitapauksissa käytety syötteet ja vasteet on kirjattava raporttiin, koska testitapauksissa ei anneta testidataa vaan se on testikerran suorittajan päätettävissä. Testitapauksen yksilöivä numero vastaa luvun 6 alaluvuissa esiteltyjen testitapausten työnkulun poikkeamia. Tässä esimerkissä lukua 0 on käytetty normaalin työnkulun yksilöimisee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79"><text:span text:style-name="T22">T</text:span><text:span text:style-name="T23">estitapaus 1: </text:span><text:span text:style-name="T11">Tietokantayhteyksi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41">Testitap<text:span text:style-name="T90">a</text:span>uksen yksilöivä numero</text:p>
          </table:table-cell>
          <table:table-cell table:style-name="Table4.A2" office:value-type="string">
            <text:p text:style-name="P39">Työnkulku <text:span text:style-name="T84">tai</text:span> työnkulun poikkeama</text:p>
          </table:table-cell>
          <table:table-cell table:style-name="Table4.A2" office:value-type="string">
            <text:p text:style-name="P37"><text:span text:style-name="T88">Annetut s</text:span>yötteet</text:p>
          </table:table-cell>
          <table:table-cell table:style-name="Table4.A2" office:value-type="string">
            <text:p text:style-name="P40"><text:span text:style-name="T89">Saadut v</text:span>asteet</text:p>
          </table:table-cell>
          <table:table-cell table:style-name="Table4.A2" office:value-type="string">
            <text:p text:style-name="P38">Odotettu lopputulos</text:p>
          </table:table-cell>
          <table:table-cell table:style-name="Table4.A2" office:value-type="string">
            <text:p text:style-name="P37">Johto-päätös</text:p>
          </table:table-cell>
          <table:table-cell table:style-name="Table4.G2" office:value-type="string">
            <text:p text:style-name="P37">Huomiot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64">Normaali työnkulku.</text:p>
          </table:table-cell>
          <table:table-cell table:style-name="Table4.A2" office:value-type="string">
            <text:p text:style-name="P71">Kaikki annetut syötteet ovat valideja (tietokannan osoite, käyttäjänimi ja salasana).</text:p>
          </table:table-cell>
          <table:table-cell table:style-name="Table4.A2" office:value-type="string">
            <text:p text:style-name="P67">Lokiin <text:span text:style-name="T85">tulee tieto</text:span> “yhteys muodostettu”.</text:p>
          </table:table-cell>
          <table:table-cell table:style-name="Table4.A2" office:value-type="string">
            <text:p text:style-name="P63">Yhteys muodostuu.</text:p>
          </table:table-cell>
          <table:table-cell table:style-name="Table4.A2" office:value-type="string">
            <text:p text:style-name="P62">Ok</text:p>
          </table:table-cell>
          <table:table-cell table:style-name="Table4.G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66"><text:span text:style-name="T81">3</text:span>.a</text:p>
          </table:table-cell>
          <table:table-cell table:style-name="Table4.A2" office:value-type="string">
            <text:p text:style-name="P65">Syötetty salasana on väärä.</text:p>
          </table:table-cell>
          <table:table-cell table:style-name="Table4.A2" office:value-type="string">
            <text:p text:style-name="P62">Tietokannan osoite <text:span text:style-name="T86">on</text:span> validi <text:span text:style-name="T86">ja k</text:span>äyttäjänimi <text:span text:style-name="T86">on</text:span> validi.</text:p>
            <text:p text:style-name="P62"><text:span text:style-name="T86">Annettu s</text:span>alasana ei <text:span text:style-name="T86">ole </text:span>validi.</text:p>
          </table:table-cell>
          <table:table-cell table:style-name="Table4.A2" office:value-type="string">
            <text:p text:style-name="P67">Lokiin <text:span text:style-name="T87">tulee tieto “</text:span>yhteyttä ei voitu muodostaa”.</text:p>
          </table:table-cell>
          <table:table-cell table:style-name="Table4.A2" office:value-type="string">
            <text:p text:style-name="P63">Yhteys ei muodostu.</text:p>
          </table:table-cell>
          <table:table-cell table:style-name="Table4.A2" office:value-type="string">
            <text:p text:style-name="P62">Ok</text:p>
          </table:table-cell>
          <table:table-cell table:style-name="Table4.G2" office:value-type="string">
            <text:p text:style-name="P62">Yhteys ei muodostu, mutta virheviesti voisi olla <text:span text:style-name="T70">havainnollisempi</text:span>.</text:p>
          </table:table-cell>
        </table:table-row>
      </table:table>
      <text:p text:style-name="P25"/>
      <text:h text:style-name="Heading_20_2" text:outline-level="2"><text:bookmark-start text:name="__RefHeading___Toc234_884367068"/>Testitapaukset<text:bookmark-end text:name="__RefHeading___Toc234_884367068"/></text:h>
      <text:p text:style-name="P27">Seuraavissa alaluvuissa on esiteltynä tämän testauskerran testitapaukset. Varsinaista testidataa ei ole annettu, koska testattava data riippuu käytettävien ohjelmistojen asetuksista (esimerkiksi salasanat). <text:span text:style-name="T80">Testikerran suorittajalle halutaan myös antaa vapauttaa testattavien syötteiden valitsemisessa, jotta testikerran suorittamisesta ei tule liian mekaanista.</text:span></text:p>
      <text:p text:style-name="P27">Työnkulku ja työnkulun poikkeamat o<text:span text:style-name="T76">vat</text:span> esiteltynä testitapauksissa. Työnkulun poikkeamat johtavat virhetilanteisiin, mutta ohjelmiston pitäisi pystyä toipumaan ja käsittelemään nämä tapaukset sekä mahdollisesti antamaan jonkinlainen vasta käyttäjälle. <text:span text:style-name="T77">Työnkulun poikkeamat ovat numeroitu siten, että ensimmäinen numero vastaa työnkulussa olevaa askelta, ja perässä oleva kirjain erottelee samaan askeleeseen kuuluvat poikkeustapaukset.</text:span> <text:span text:style-name="T69">Kaikissa testitapauksissa toimijana toimii ohjelmiston käyttäjä.</text:span></text:p>
      <text:p text:style-name="P26"><text:span text:style-name="T69">Testitapauksien esitysmuoto mukailee Jyväskylän yliopiston informaatioteknologian tiedekunnan TIES546 Ohjelmistotestaus -kurssin Jukka-Pekka Santasen luentokalvoilla esitettyä esimerkkiä </text:span><text:span text:style-name="T10">“käyttötapauksesta johdetusta testitapauksesta” </text:span><text:span text:style-name="T19">(luentokalvo 30/72</text:span><text:span text:style-name="T10"> </text:span><text:span text:style-name="T73">https://koppa.jyu.fi/kurssit/216254/luento/testaustyyppien-tekniikoita-ja-testitapauksia</text:span><text:span text:style-name="T74">)</text:span><text:span text:style-name="T75">.</text:span></text:p>
      <text:h text:style-name="Heading_20_3" text:outline-level="3"><text:bookmark-start text:name="__RefHeading___Toc357_884367068"/>Testitapaus 1: Tietokantayhteyksien muodostaminen<text:bookmark-end text:name="__RefHeading___Toc357_884367068"/></text:h>
      <text:p text:style-name="P16">Nimi<text:tab/><text:tab/><text:tab/><text:span text:style-name="T36">Tietokantayhteden muodostaminen</text:span></text:p>
      <text:p text:style-name="P20"><text:soft-page-break/><text:span text:style-name="T60">Lähtötila<text:tab/><text:tab/></text:span><text:span text:style-name="T37">Toimija on käynnistänyt ohjelmiston, ohjelmiston perusnäkymä on avoinna.</text:span></text:p>
      <text:p text:style-name="P49"><text:span text:style-name="T65">Työnkulku</text:span><text:tab/><text:tab/><text:span text:style-name="T45">1. </text:span><text:span text:style-name="T36">Toimija syöttää tietokannan osoitteen.</text:span></text:p>
      <text:p text:style-name="P49"><text:span text:style-name="T36"><text:tab/><text:tab/><text:tab/></text:span><text:span text:style-name="T45">2. </text:span><text:span text:style-name="T36">Toimija syöttää käyttäjänimen.</text:span></text:p>
      <text:p text:style-name="P49"><text:span text:style-name="T36"><text:tab/><text:tab/><text:tab/></text:span><text:span text:style-name="T45">3. </text:span><text:span text:style-name="T36">Toimija syöttää salasanan.</text:span></text:p>
      <text:p text:style-name="P49"><text:span text:style-name="T36"><text:tab/><text:tab/><text:tab/></text:span><text:span text:style-name="T45">4. </text:span><text:span text:style-name="T36">Toimija muodostaa tietokantayhteyden painamalla “Connect” -painiketta.</text:span></text:p>
      <text:p text:style-name="P42">Lopputila<text:tab/><text:tab/><text:span text:style-name="T36">Toimija on perusnäkymässä, alhaalla olevaan tekstikenttään on tullut tieto <text:tab/><text:tab/><text:tab/>onnistuneesta/</text:span><text:span text:style-name="T39">epäonnistuneesta</text:span><text:span text:style-name="T36"> yhteyden muodostamisesta, “Active <text:tab/><text:tab/><text:tab/><text:tab/>connections” -alasveto</text:span><text:span text:style-name="T51">valikossa</text:span><text:span text:style-name="T38"> on tieto </text:span><text:span text:style-name="T39">mahdollisesti </text:span><text:span text:style-name="T38">muodostetusta <text:tab/><text:tab/><text:tab/><text:tab/>yhteydestä.</text:span></text:p>
      <text:p text:style-name="P47">Työnkulun poikkeamat</text:p>
      <text:p text:style-name="P72"><text:span text:style-name="T56">1.a <text:tab/></text:span><text:span text:style-name="T55">Toimija syöttää väärän tietokannan osoitteen.</text:span></text:p>
      <text:p text:style-name="P73"><text:span text:style-name="T72">1.b <text:tab/>Toimija </text:span>jättää tyhjäksi <text:span text:style-name="T72">tietokannan osoitteen.</text:span></text:p>
      <text:p text:style-name="P74"><text:span text:style-name="T72">2.a<text:tab/></text:span>Toimija syöttää väärän <text:span text:style-name="T72">käyttäjänimen.</text:span></text:p>
      <text:p text:style-name="P73"><text:span text:style-name="T72">2.b<text:tab/>Toimija </text:span>jättää tyhjäksi <text:span text:style-name="T72">käyttäjänimen.</text:span></text:p>
      <text:p text:style-name="P74"><text:span text:style-name="T72">3.a<text:tab/></text:span>Toimija syöttää väärän salasanan.</text:p>
      <text:p text:style-name="P73"><text:span text:style-name="T72">3.b<text:tab/>Toimija </text:span>jättää tyhjäksi <text:span text:style-name="T72">salasanan.</text:span></text:p>
      <text:h text:style-name="Heading_20_3" text:outline-level="3"><text:bookmark-start text:name="__RefHeading___Toc359_884367068"/>Testitapaus 2: SQL-kyselyjen tekeminen tietokantaan<text:bookmark-end text:name="__RefHeading___Toc359_884367068"/></text:h>
      <text:p text:style-name="P17">Nimi<text:tab/><text:tab/><text:tab/><text:span text:style-name="T40">SQL-kyselyjen tekeminen tietokantaan</text:span></text:p>
      <text:p text:style-name="P21"><text:span text:style-name="T60">Lähtötila<text:tab/><text:tab/></text:span><text:span text:style-name="T37">Toimija on käynnistänyt ohjelmiston </text:span><text:span text:style-name="T41">ja muodostanut tietokantayhteyden</text:span><text:span text:style-name="T37">, <text:tab/><text:tab/><text:tab/><text:tab/>ohjelmiston perusnäkymä on avoinna.</text:span></text:p>
      <text:p text:style-name="P52"><text:span text:style-name="T65">Työnkulku</text:span><text:tab/><text:tab/><text:span text:style-name="T46">1. </text:span><text:span text:style-name="T36">Toimija syöttää </text:span><text:span text:style-name="T41">SQL-kyselyn tekstikenttään</text:span><text:span text:style-name="T36">.</text:span></text:p>
      <text:p text:style-name="P50"><text:span text:style-name="T36"><text:tab/><text:tab/><text:tab/></text:span><text:span text:style-name="T46">2. </text:span><text:span text:style-name="T36">Toimija </text:span><text:span text:style-name="T41">suorittaa SQL-kyselyn painamalla “Run query” -painiketta</text:span><text:span text:style-name="T36">.</text:span></text:p>
      <text:p text:style-name="P42">Lopputila<text:tab/><text:tab/><text:span text:style-name="T36">Toimija on perusnäkymässä, alhaalla olevaan tekstikenttään on tullut tieto <text:tab/><text:tab/><text:tab/>onnistuneesta/</text:span><text:span text:style-name="T39">epäonnistuneesta</text:span><text:span text:style-name="T36"> </text:span><text:span text:style-name="T41">SQL-kyselystä</text:span><text:span text:style-name="T36">, </text:span><text:span text:style-name="T41">SQL-kyselyn tulokset <text:tab/><text:tab/><text:tab/><text:tab/>näkyvät taulukossa sille varatussa tilassa.</text:span></text:p>
      <text:p text:style-name="P48">Työnkulun poikkeamat</text:p>
      <text:p text:style-name="P77"><text:span text:style-name="T58">1.a<text:tab/></text:span><text:span text:style-name="T57">Toimija syöttää ei validin </text:span><text:span text:style-name="T47">SQL-kyselyn.</text:span></text:p>
      <text:p text:style-name="P78"><text:span text:style-name="T47">1.</text:span><text:span text:style-name="T36">b<text:tab/>Toimija jättää tyhjäksi SQL-kyselyn tekstikentän.</text:span></text:p>
      <text:h text:style-name="Heading_20_3" text:outline-level="3"><text:bookmark-start text:name="__RefHeading___Toc436_884367068"/>Testitapaus 3: Tietokantayhteyksien tietojen tallentaminen ja lukeminen tiedostosta<text:bookmark-end text:name="__RefHeading___Toc436_884367068"/></text:h>
      <text:p text:style-name="P19">Nimi<text:tab/><text:tab/><text:tab/><text:span text:style-name="T48">Tietokantayhteyksien tietojen tallentaminen ja lukeminen tiedostoon</text:span></text:p>
      <text:p text:style-name="P23"><text:span text:style-name="T60">Lähtötila<text:tab/><text:tab/></text:span><text:span text:style-name="T37">Toimija on käynnistänyt ohjelmiston </text:span><text:span text:style-name="T41">ja </text:span><text:span text:style-name="T49">avannut “Manage Aliases” -näkymän</text:span><text:span text:style-name="T37">.</text:span></text:p>
      <text:p text:style-name="P53"><text:span text:style-name="T65">Työnkulku</text:span><text:tab/><text:tab/><text:span text:style-name="T44">1. </text:span><text:span text:style-name="T36">Toimija syöttää </text:span><text:span text:style-name="T50">pyydetyt tiedot niille varattuihin kenttiin.</text:span></text:p>
      <text:p text:style-name="P53"><text:span text:style-name="T36"><text:tab/><text:tab/><text:tab/></text:span><text:span text:style-name="T44">2. </text:span><text:span text:style-name="T36">Toimija </text:span><text:span text:style-name="T50">tallentaa tiedot painamalla “Add” -painiketta.</text:span></text:p>
      <text:p text:style-name="P53"><text:span text:style-name="T44"><text:tab/><text:tab/><text:tab/>3. </text:span><text:span text:style-name="T50">Toimija sulkee ikkunan sekä koko ohjelmiston.</text:span></text:p>
      <text:p text:style-name="P54"><text:tab/><text:tab/><text:tab/>4. Toimija uudelleenkäynnistää ohjelmiston.</text:p>
      <text:p text:style-name="P54"><text:soft-page-break/><text:tab/><text:tab/><text:tab/>5. Toimija avaa “Manage Aliases” -näkymän.</text:p>
      <text:p text:style-name="P44">Lopputila<text:tab/><text:tab/><text:span text:style-name="T50">Toimija on “Manage Aliases” -näkymässä. Ikkunan ylimmässä <text:tab/><text:tab/><text:tab/><text:tab/><text:tab/>alasveto</text:span><text:span text:style-name="T52">valikossa on mahdollista valita tallennettu yhteys. Yhteyden <text:tab/><text:tab/><text:tab/><text:tab/>valitsemalla yhteden tiedot tulevat niille varattuihin kenttiin.</text:span></text:p>
      <text:p text:style-name="P46"><text:span text:style-name="T62">T</text:span>yönkulun poikkeamat</text:p>
      <text:p text:style-name="P76"><text:span text:style-name="T76">1.a<text:tab/></text:span>Toimija ei syötä <text:span text:style-name="T67">kaikkia pyydettyjä tietoja kenttiin.</text:span></text:p>
      <text:p text:style-name="P76"><text:span text:style-name="T78">3.a<text:tab/></text:span>Toimija <text:span text:style-name="T68">sulkee ohjelman väärin, esimerkiksi tappamalla prosessin.</text:span></text:p>
      <text:h text:style-name="Heading_20_3" text:outline-level="3"><text:bookmark-start text:name="__RefHeading___Toc438_884367068"/><text:span text:style-name="T63">Testitapaus 4: </text:span>SQL-kyselyn tulosten vienti tiedostoon<text:bookmark-end text:name="__RefHeading___Toc438_884367068"/></text:h>
      <text:p text:style-name="P18">Nimi<text:tab/><text:tab/><text:tab/><text:span text:style-name="T40">SQL-kysely</text:span><text:span text:style-name="T42">n tulosten vienti tiedostoon</text:span></text:p>
      <text:p text:style-name="P22"><text:span text:style-name="T60">Lähtötila<text:tab/><text:tab/></text:span><text:span text:style-name="T37">Toimija on käynnistänyt ohjelmiston </text:span><text:span text:style-name="T41">ja muodostanut tietokantayhteyden</text:span><text:span text:style-name="T37">, <text:tab/><text:tab/><text:tab/><text:tab/>ohjelmiston perusnäkymä on avoinna.</text:span></text:p>
      <text:p text:style-name="P52"><text:span text:style-name="T65">Työnkulku</text:span><text:tab/><text:tab/><text:span text:style-name="T44">1. </text:span><text:span text:style-name="T36">Toimija syöttää </text:span><text:span text:style-name="T41">SQL-kyselyn tekstikenttään</text:span><text:span text:style-name="T36">.</text:span></text:p>
      <text:p text:style-name="P51"><text:span text:style-name="T36"><text:tab/><text:tab/><text:tab/></text:span><text:span text:style-name="T44">2. </text:span><text:span text:style-name="T36">Toimija </text:span><text:span text:style-name="T42">aloittaa tiedostoon tallentamisen painamalla “Export </text:span><text:span text:style-name="T43">query results <text:tab/><text:tab/><text:tab/> <text:s text:c="3"/>to file” -painiketta </text:span><text:span text:style-name="T54">(</text:span><text:span text:style-name="T71">huom. </text:span><text:span text:style-name="T54">SQL-kysely suoritetaan samalla painikkeen <text:tab/><text:tab/><text:tab/><text:tab/> <text:s text:c="3"/>painalluksella)</text:span><text:span text:style-name="T36">.</text:span></text:p>
      <text:p text:style-name="P51"><text:span text:style-name="T36"><text:tab/><text:tab/><text:tab/></text:span><text:span text:style-name="T44">3. </text:span><text:span text:style-name="T43">Toimija valitsee kohdehakemiston ja antaa tiedostonimen avautuneessa <text:tab/><text:tab/><text:tab/> <text:s text:c="3"/>ikkunassa ja painaa lopuksi “Save” -painiketta.</text:span></text:p>
      <text:p text:style-name="P43">Lopputila<text:tab/><text:tab/><text:span text:style-name="T36">Toimija on perusnäkymässä, alhaalla olevaan tekstikenttään on tullut tieto <text:tab/><text:tab/><text:tab/>onnistuneesta/</text:span><text:span text:style-name="T39">epäonnistuneesta</text:span><text:span text:style-name="T36"> </text:span><text:span text:style-name="T43">tulosten tallentamisesta</text:span><text:span text:style-name="T36">, </text:span><text:span text:style-name="T41">SQL-kyselyn <text:tab/><text:tab/><text:tab/><text:tab/>tulokset </text:span><text:span text:style-name="T43">ovat tallennettuna käyttäjän antamaan tiedostoon pilkku-eroteltuna <text:tab/><text:tab/><text:tab/>listana.</text:span></text:p>
      <text:p text:style-name="P45"><text:span text:style-name="T62">T</text:span>yönkulun poikkeamat</text:p>
      <text:p text:style-name="P75"><text:span text:style-name="T79">1.a<text:tab/></text:span>Toimija ei syötä SQL-kyselyä tekstikenttään.</text:p>
      <text:p text:style-name="P75"><text:span text:style-name="T79">1.a<text:tab/></text:span>Toimija syöttää <text:span text:style-name="T64">epä</text:span>validin SQL-kyselyn tekstikenttään.</text:p>
      <text:p text:style-name="P75"><text:span text:style-name="T79">3.a<text:tab/></text:span>Toimija ei anna tiedostonimeä tallennettavalle tiedosto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0b8568b"/>
    </style:style>
    <style:style style:name="MT5" style:family="text">
      <style:text-properties officeooo:rsid="00343f05"/>
    </style:style>
    <style:style style:name="MT6" style:family="text">
      <style:text-properties officeooo:rsid="011b592a"/>
    </style:style>
    <style:style style:name="MT7" style:family="text">
      <style:text-properties officeooo:rsid="001f026d"/>
    </style:style>
    <style:style style:name="MT8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23</text:span>.<text:span text:style-name="MT5">10</text:span>.2017</text:p>
        <text:p text:style-name="MP2">Versio: <text:span text:style-name="MT6">1</text:span>.<text:span text:style-name="MT6">0</text:span>.<text:span text:style-name="MT7">0</text:span></text:p>
        <text:p text:style-name="MP3">Opintojakso: TIES546 Ohjelmistotestaus, Jyväskylän yliopisto, <text:span text:style-name="MT8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8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0-26T11:49:09.538545032</dc:date>
    <meta:editing-duration>PT9H6M22S</meta:editing-duration>
    <meta:editing-cycles>211</meta:editing-cycles>
    <meta:generator>LibreOffice/5.1.6.2$Linux_X86_64 LibreOffice_project/10m0$Build-2</meta:generator>
    <meta:document-statistic meta:table-count="2" meta:image-count="0" meta:object-count="0" meta:page-count="8" meta:paragraph-count="166" meta:word-count="1367" meta:character-count="12943" meta:non-whitespace-character-count="11648"/>
  </office:meta>
</office:document-meta>
</file>